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53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2">
      <style:map style:condition="cell-content()&gt;[$Sheet1.$I$9]" style:apply-style-name="Bad" style:base-cell-address="Sheet1.F6"/>
      <style:map style:condition="cell-content()=0" style:apply-style-name="Accent" style:base-cell-address="Sheet1.F6"/>
    </style:style>
    <style:style style:name="ce4" style:family="table-cell" style:parent-style-name="Default" style:data-style-name="N2"/>
    <style:style style:name="ce5" style:family="table-cell" style:parent-style-name="Default">
      <style:map style:condition="cell-content()&gt;[$Sheet1.$I$9]" style:apply-style-name="Bad" style:base-cell-address="Sheet1.I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4mm" svg:x="218.86mm" svg:y="14.64mm">
            <draw:object draw:notify-on-update-of-ranges="Sheet1.B5:Sheet1.B11 Sheet1.F5:Sheet1.F11 Sheet1.F13:Sheet1.F19 Sheet1.B13:Sheet1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ce2"/>
        <table:table-column table:style-name="co1" table:default-cell-style-name="ce3"/>
        <table:table-column table:style-name="co1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running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running</text:p>
          </table:table-cell>
          <table:table-cell table:style-name="ce1"/>
          <table:table-cell table:style-name="ce1" office:value-type="string" calcext:value-type="string">
            <text:p>cloc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MHz</text:p>
          </table:table-cell>
        </table:table-row>
        <table:table-row table:style-name="ro1">
          <table:table-cell table:number-columns-repeated="2" table:style-name="ce1" office:value-type="string" calcext:value-type="string">
            <text:p>num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interval</text:p>
          </table:table-cell>
          <table:table-cell table:style-name="Default"/>
          <table:table-cell table:style-name="ce1" office:value-type="string" calcext:value-type="string">
            <text:p>count</text:p>
          </table:table-cell>
          <table:table-cell table:style-name="Default"/>
          <table:table-cell table:style-name="ce1" office:value-type="string" calcext:value-type="string">
            <text:p>divider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1" office:value-type="string" calcext:value-type="string">
            <text:p>freq</text:p>
          </table:table-cell>
          <table:table-cell table:formula="of:=[.I2]*1000/[.I3]" office:value-type="float" office:value="500" calcext:value-type="float">
            <text:p>500</text:p>
          </table:table-cell>
          <table:table-cell office:value-type="string" calcext:value-type="string">
            <text:p><text:s/>kHz</text:p>
          </table:table-cell>
        </table:table-row>
        <table:table-row table:style-name="ro1">
          <table:table-cell/>
          <table:table-cell table:formula="of:=[.A5]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Default" table:formula="of:=[.C5]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5]+[.A6]"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table:formula="of:=([.C6]+1)/[.$I$4]*1000" office:value-type="float" office:value="22" calcext:value-type="float">
            <text:p>22</text:p>
          </table:table-cell>
          <table:table-cell table:formula="of:=IF([.D6]&gt;0;&quot; us&quot;;&quot;&quot;)" office:value-type="string" office:string-value=" us" calcext:value-type="string">
            <text:p><text:s/>us</text:p>
          </table:table-cell>
          <table:table-cell table:formula="of:=[.F5]+[.A6]*[.D6]/1000" office:value-type="float" office:value="3.52" calcext:value-type="float">
            <text:p>3.52</text:p>
          </table:table-cell>
          <table:table-cell table:formula="of:=IF([.F6]&gt;0;&quot; ms&quot;;&quot;&quot;)" office:value-type="string" office:string-value=" ms" calcext:value-type="string">
            <text:p><text:s/>ms</text:p>
          </table:table-cell>
          <table:table-cell table:style-name="ce1" office:value-type="string" calcext:value-type="string">
            <text:p>initial count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]+[.A7]"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table:formula="of:=([.C7]+1)/[.$I$4]*1000" office:value-type="float" office:value="32" calcext:value-type="float">
            <text:p>32</text:p>
          </table:table-cell>
          <table:table-cell table:formula="of:=IF([.D7]&gt;0;&quot; us&quot;;&quot;&quot;)" office:value-type="string" office:string-value=" us" calcext:value-type="string">
            <text:p><text:s/>us</text:p>
          </table:table-cell>
          <table:table-cell table:formula="of:=[.F6]+[.A7]*[.D7]/1000" office:value-type="float" office:value="4.544" calcext:value-type="float">
            <text:p>4.54</text:p>
          </table:table-cell>
          <table:table-cell table:formula="of:=IF([.F7]&gt;0;&quot; ms&quot;;&quot;&quot;)" office:value-type="string" office:string-value=" ms" calcext:value-type="string">
            <text:p><text:s/>ms</text:p>
          </table:table-cell>
          <table:table-cell table:style-name="ce1" office:value-type="string" calcext:value-type="string">
            <text:p>initial interval</text:p>
          </table:table-cell>
          <table:table-cell table:style-name="ce4" table:formula="of:=([.I6]+1)/[.I4]" office:value-type="float" office:value="0.282" calcext:value-type="float">
            <text:p>0.28</text:p>
          </table:table-cell>
          <table:table-cell office:value-type="string" calcext:value-type="string">
            <text:p><text:s/>m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7]+[.A8]"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  <table:table-cell table:formula="of:=([.C8]+1)/[.$I$4]*1000" office:value-type="float" office:value="54" calcext:value-type="float">
            <text:p>54</text:p>
          </table:table-cell>
          <table:table-cell table:formula="of:=IF([.D8]&gt;0;&quot; us&quot;;&quot;&quot;)" office:value-type="string" office:string-value=" us" calcext:value-type="string">
            <text:p><text:s/>us</text:p>
          </table:table-cell>
          <table:table-cell table:formula="of:=[.F7]+[.A8]*[.D8]/1000" office:value-type="float" office:value="6.272" calcext:value-type="float">
            <text:p>6.27</text:p>
          </table:table-cell>
          <table:table-cell table:formula="of:=IF([.F8]&gt;0;&quot; ms&quot;;&quot;&quot;)" office:value-type="string" office:string-value=" ms" calcext:value-type="string">
            <text:p><text:s/>ms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8]+[.A9]" office:value-type="float" office:value="255" calcext:value-type="float">
            <text:p>255</text:p>
          </table:table-cell>
          <table:table-cell office:value-type="float" office:value="42" calcext:value-type="float">
            <text:p>42</text:p>
          </table:table-cell>
          <table:table-cell table:formula="of:=([.C9]+1)/[.$I$4]*1000" office:value-type="float" office:value="86" calcext:value-type="float">
            <text:p>86</text:p>
          </table:table-cell>
          <table:table-cell table:formula="of:=IF([.D9]&gt;0;&quot; us&quot;;&quot;&quot;)" office:value-type="string" office:string-value=" us" calcext:value-type="string">
            <text:p><text:s/>us</text:p>
          </table:table-cell>
          <table:table-cell table:formula="of:=[.F8]+[.A9]*[.D9]/1000" office:value-type="float" office:value="8.938" calcext:value-type="float">
            <text:p>8.94</text:p>
          </table:table-cell>
          <table:table-cell table:formula="of:=IF([.F9]&gt;0;&quot; ms&quot;;&quot;&quot;)" office:value-type="string" office:string-value=" ms" calcext:value-type="string">
            <text:p><text:s/>ms</text:p>
          </table:table-cell>
          <table:table-cell table:style-name="ce1" office:value-type="string" calcext:value-type="string">
            <text:p>conservative max</text:p>
          </table:table-cell>
          <table:table-cell table:style-name="ce5" office:value-type="float" office:value="9" calcext:value-type="float">
            <text:p>9</text:p>
          </table:table-cell>
          <table:table-cell office:value-type="string" calcext:value-type="string">
            <text:p><text:s/>ms</text:p>
          </table:table-cell>
        </table:table-row>
        <table:table-row table:style-name="ro1">
          <table:table-cell table:number-columns-repeated="4"/>
          <table:table-cell table:formula="of:=IF([.D10]&gt;0;&quot; us&quot;;&quot;&quot;)">
            <text:p/>
          </table:table-cell>
          <table:table-cell/>
          <table:table-cell table:formula="of:=IF([.F10]&gt;0;&quot; ms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D11]&gt;0;&quot; us&quot;;&quot;&quot;)">
            <text:p/>
          </table:table-cell>
          <table:table-cell/>
          <table:table-cell table:formula="of:=IF([.F11]&gt;0;&quot; ms&quot;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IF([.D12]&gt;0;&quot; us&quot;;&quot;&quot;)">
            <text:p/>
          </table:table-cell>
          <table:table-cell/>
          <table:table-cell table:formula="of:=IF([.F12]&gt;0;&quot; ms&quot;;&quot;&quot;)">
            <text:p/>
          </table:table-cell>
          <table:table-cell table:number-columns-repeated="3"/>
        </table:table-row>
        <table:table-row table:style-name="ro1">
          <table:table-cell/>
          <table:table-cell table:formula="of:=[.A13]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Default" table:formula="of:=[.C13]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13]+[.A14]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([.C14]+1)/[.$I$4]*1000" office:value-type="float" office:value="42" calcext:value-type="float">
            <text:p>42</text:p>
          </table:table-cell>
          <table:table-cell table:formula="of:=IF([.D14]&gt;0;&quot; us&quot;;&quot;&quot;)" office:value-type="string" office:string-value=" us" calcext:value-type="string">
            <text:p><text:s/>us</text:p>
          </table:table-cell>
          <table:table-cell table:formula="of:=[.F13]+[.A14]*[.D14]/1000" office:value-type="float" office:value="1.344" calcext:value-type="float">
            <text:p>1.34</text:p>
          </table:table-cell>
          <table:table-cell table:formula="of:=IF([.F14]&gt;0;&quot; ms&quot;;&quot;&quot;)" office:value-type="string" office:string-value=" ms" calcext:value-type="string">
            <text:p><text:s/>ms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4]+[.A15]"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table:formula="of:=([.C15]+1)/[.$I$4]*1000" office:value-type="float" office:value="14" calcext:value-type="float">
            <text:p>14</text:p>
          </table:table-cell>
          <table:table-cell table:formula="of:=IF([.D15]&gt;0;&quot; us&quot;;&quot;&quot;)" office:value-type="string" office:string-value=" us" calcext:value-type="string">
            <text:p><text:s/>us</text:p>
          </table:table-cell>
          <table:table-cell table:formula="of:=[.F14]+[.A15]*[.D15]/1000" office:value-type="float" office:value="3.136" calcext:value-type="float">
            <text:p>3.14</text:p>
          </table:table-cell>
          <table:table-cell table:formula="of:=IF([.F15]&gt;0;&quot; ms&quot;;&quot;&quot;)" office:value-type="string" office:string-value=" ms" calcext:value-type="string">
            <text:p><text:s/>ms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15]+[.A16]"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  <table:table-cell table:formula="of:=([.C16]+1)/[.$I$4]*1000" office:value-type="float" office:value="26" calcext:value-type="float">
            <text:p>26</text:p>
          </table:table-cell>
          <table:table-cell table:formula="of:=IF([.D16]&gt;0;&quot; us&quot;;&quot;&quot;)" office:value-type="string" office:string-value=" us" calcext:value-type="string">
            <text:p><text:s/>us</text:p>
          </table:table-cell>
          <table:table-cell table:formula="of:=[.F15]+[.A16]*[.D16]/1000" office:value-type="float" office:value="3.968" calcext:value-type="float">
            <text:p>3.97</text:p>
          </table:table-cell>
          <table:table-cell table:formula="of:=IF([.F16]&gt;0;&quot; ms&quot;;&quot;&quot;)" office:value-type="string" office:string-value=" ms" calcext:value-type="string">
            <text:p><text:s/>ms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16]+[.A17]" office:value-type="float" office:value="224" calcext:value-type="float">
            <text:p>224</text:p>
          </table:table-cell>
          <table:table-cell office:value-type="float" office:value="25" calcext:value-type="float">
            <text:p>25</text:p>
          </table:table-cell>
          <table:table-cell table:formula="of:=([.C17]+1)/[.$I$4]*1000" office:value-type="float" office:value="52" calcext:value-type="float">
            <text:p>52</text:p>
          </table:table-cell>
          <table:table-cell table:formula="of:=IF([.D17]&gt;0;&quot; us&quot;;&quot;&quot;)" office:value-type="string" office:string-value=" us" calcext:value-type="string">
            <text:p><text:s/>us</text:p>
          </table:table-cell>
          <table:table-cell table:formula="of:=[.F16]+[.A17]*[.D17]/1000" office:value-type="float" office:value="5.632" calcext:value-type="float">
            <text:p>5.63</text:p>
          </table:table-cell>
          <table:table-cell table:formula="of:=IF([.F17]&gt;0;&quot; ms&quot;;&quot;&quot;)" office:value-type="string" office:string-value=" ms" calcext:value-type="string">
            <text:p><text:s/>ms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17]+[.A18]" office:value-type="float" office:value="255" calcext:value-type="float">
            <text:p>255</text:p>
          </table:table-cell>
          <table:table-cell office:value-type="float" office:value="50" calcext:value-type="float">
            <text:p>50</text:p>
          </table:table-cell>
          <table:table-cell table:formula="of:=([.C18]+1)/[.$I$4]*1000" office:value-type="float" office:value="102" calcext:value-type="float">
            <text:p>102</text:p>
          </table:table-cell>
          <table:table-cell table:formula="of:=IF([.D18]&gt;0;&quot; us&quot;;&quot;&quot;)" office:value-type="string" office:string-value=" us" calcext:value-type="string">
            <text:p><text:s/>us</text:p>
          </table:table-cell>
          <table:table-cell table:formula="of:=[.F17]+[.A18]*[.D18]/1000" office:value-type="float" office:value="8.794" calcext:value-type="float">
            <text:p>8.79</text:p>
          </table:table-cell>
          <table:table-cell table:formula="of:=IF([.F18]&gt;0;&quot; ms&quot;;&quot;&quot;)" office:value-type="string" office:string-value=" ms" calcext:value-type="string">
            <text:p><text:s/>m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4"/>
          <table:table-cell table:style-name="Default"/>
          <table:table-cell table:number-columns-repeated="3"/>
        </table:table-row>
        <calcext:conditional-formats>
          <calcext:conditional-format calcext:target-range-address="Sheet1.F6:Sheet1.F12 Sheet1.F14:Sheet1.F18">
            <calcext:condition calcext:apply-style-name="Bad" calcext:value="&gt;[$Sheet1.$I$9]" calcext:base-cell-address="Sheet1.F6"/>
            <calcext:condition calcext:apply-style-name="Accent" calcext:value="=0" calcext:base-cell-address="Sheet1.F6"/>
          </calcext:conditional-format>
          <calcext:conditional-format calcext:target-range-address="Sheet1.I9:Sheet1.I9">
            <calcext:condition calcext:apply-style-name="Bad" calcext:value="&gt;[$Sheet1.$I$9]" calcext:base-cell-address="Sheet1.I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5T20:12:05.120712268</meta:creation-date>
    <dc:date>2018-12-25T22:04:36.516137019</dc:date>
    <meta:editing-duration>PT1H41M18S</meta:editing-duration>
    <meta:editing-cycles>9</meta:editing-cycles>
    <meta:generator>LibreOffice/6.1.2.1$Linux_X86_64 LibreOffice_project/10$Build-1</meta:generator>
    <meta:document-statistic meta:table-count="1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56" chart:interval-major="3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Sheet1.B5:Sheet1.B11 Sheet1.F5:Sheet1.F11 Sheet1.F13:Sheet1.F19" svg:x="0.319cm" svg:y="0.18cm" svg:width="15.36cm" svg:height="8.645cm">
          <chartooo:coordinate-region svg:x="0.755cm" svg:y="0.379cm" svg:width="14.459cm" svg:height="7.79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F5:Sheet1.F11" chart:class="chart:scatter">
            <chart:domain table:cell-range-address="Sheet1.B5:Sheet1.B11"/>
            <chart:data-point chart:repeated="7"/>
          </chart:series>
          <chart:series chart:style-name="ch7" chart:values-cell-range-address="Sheet1.F13:Sheet1.F19" chart:class="chart:scatter">
            <chart:domain table:cell-range-address="Sheet1.B13:Sheet1.B19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5:Sheet1.B11</svg:desc>
                </draw:g>
              </table:table-cell>
              <table:table-cell office:value-type="float" office:value="0">
                <text:p>0</text:p>
                <draw:g>
                  <svg:desc>Sheet1.F5:Sheet1.F11</svg:desc>
                </draw:g>
              </table:table-cell>
              <table:table-cell office:value-type="float" office:value="0">
                <text:p>0</text:p>
                <draw:g>
                  <svg:desc>Sheet1.B13:Sheet1.B19</svg:desc>
                </draw:g>
              </table:table-cell>
              <table:table-cell office:value-type="float" office:value="0">
                <text:p>0</text:p>
                <draw:g>
                  <svg:desc>Sheet1.F13:Sheet1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3.52">
                <text:p>3.52</text:p>
              </table:table-cell>
              <table:table-cell office:value-type="float" office:value="32">
                <text:p>32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">
                <text:p>192</text:p>
              </table:table-cell>
              <table:table-cell office:value-type="float" office:value="4.544">
                <text:p>4.544</text:p>
              </table:table-cell>
              <table:table-cell office:value-type="float" office:value="160">
                <text:p>160</text:p>
              </table:table-cell>
              <table:table-cell office:value-type="float" office:value="3.136">
                <text:p>3.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4">
                <text:p>224</text:p>
              </table:table-cell>
              <table:table-cell office:value-type="float" office:value="6.272">
                <text:p>6.272</text:p>
              </table:table-cell>
              <table:table-cell office:value-type="float" office:value="192">
                <text:p>192</text:p>
              </table:table-cell>
              <table:table-cell office:value-type="float" office:value="3.968">
                <text:p>3.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8.938">
                <text:p>8.938</text:p>
              </table:table-cell>
              <table:table-cell office:value-type="float" office:value="224">
                <text:p>224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8.794">
                <text:p>8.7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